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69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176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st per item(100units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2, C4-C7, C17, C2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https://www.digikey.com/product-detail/en/kemet/C0603C105K9PACTU/399-7848-1-ND/3471571</text:p>
          </table:table-cell>
          <table:table-cell office:value-type="currency" office:currency="USD" office:value="0.0329" calcext:value-type="currency">
            <text:p>$0.03</text:p>
          </table:table-cell>
          <table:table-cell office:value-type="float" office:value="7" calcext:value-type="float">
            <text:p>7</text:p>
          </table:table-cell>
          <table:table-cell table:formula="of:=[.D2]*[.E2]" office:value-type="currency" office:currency="USD" office:value="0.2303" calcext:value-type="currency">
            <text:p>$0.23</text:p>
          </table:table-cell>
        </table:table-row>
        <table:table-row table:style-name="ro1">
          <table:table-cell office:value-type="string" calcext:value-type="string">
            <text:p>C8, C1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https://www.digikey.com/product-detail/en/kemet/C0603C180J5GACTU/399-1052-1-ND/411327</text:p>
          </table:table-cell>
          <table:table-cell office:value-type="currency" office:currency="USD" office:value="0.0217" calcext:value-type="currency">
            <text:p>$0.02</text:p>
          </table:table-cell>
          <table:table-cell office:value-type="float" office:value="2" calcext:value-type="float">
            <text:p>2</text:p>
          </table:table-cell>
          <table:table-cell table:formula="of:=[.D3]*[.E3]" office:value-type="currency" office:currency="USD" office:value="0.0434" calcext:value-type="currency">
            <text:p>$0.04</text:p>
          </table:table-cell>
        </table:table-row>
        <table:table-row table:style-name="ro1">
          <table:table-cell office:value-type="string" calcext:value-type="string">
            <text:p>C1, C3, C9, C11-C13, C15, C16, C18, 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www.digikey.com/product-detail/en/yageo/CC0603ZRY5V9BB104/311-1343-1-ND/2103127</text:p>
          </table:table-cell>
          <table:table-cell office:value-type="currency" office:currency="USD" office:value="0.0237" calcext:value-type="currency">
            <text:p>$0.02</text:p>
          </table:table-cell>
          <table:table-cell office:value-type="float" office:value="10" calcext:value-type="float">
            <text:p>10</text:p>
          </table:table-cell>
          <table:table-cell table:formula="of:=[.D4]*[.E4]" office:value-type="currency" office:currency="USD" office:value="0.237" calcext:value-type="currency">
            <text:p>$0.24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.7u 6.3v</text:p>
          </table:table-cell>
          <table:table-cell office:value-type="string" calcext:value-type="string">
            <text:p>https://www.digikey.com/product-detail/en/avx-corporation/TAJA475K010TNJ/478-11183-1-ND/7567030</text:p>
          </table:table-cell>
          <table:table-cell office:value-type="currency" office:currency="USD" office:value="0.124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0.1242" calcext:value-type="currency">
            <text:p>$0.12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4_Male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_B_Mini</text:p>
          </table:table-cell>
          <table:table-cell office:value-type="string" calcext:value-type="string">
            <text:p>https://www.digikey.com/product-detail/en/edac-inc/690-005-299-043/151-1206-1-ND/4312192</text:p>
          </table:table-cell>
          <table:table-cell office:value-type="currency" office:currency="USD" office:value="0.4301" calcext:value-type="currency">
            <text:p>$0.43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0.4301" calcext:value-type="currency">
            <text:p>$0.43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5_Male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_Male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LS1-LS4</text:p>
          </table:table-cell>
          <table:table-cell office:value-type="string" calcext:value-type="string">
            <text:p>Speaker_Crystal</text:p>
          </table:table-cell>
          <table:table-cell table:style-name="ce3" office:value-type="string" calcext:value-type="string">
            <text:p><text:span text:style-name="T1"><text:a xlink:href="https://tr.aliexpress.com/item/1649076095.html?spm=a2g0o.productlist.0.0.72827567mlrvdm&amp;algo_pvid=8f62d5bf-7d85-4a18-925c-f23c432b0ef0&amp;algo_expid=8f62d5bf-7d85-4a18-925c-f23c432b0ef0-11&amp;btsid=0ab6fb8815874830076894035eb7f5&amp;ws_ab_test=searchweb0_0,searchweb201602_,searchweb201603" xlink:type="simple">https://tr.aliexpress.com/item/1649076095.html?spm=a2g0o.productlist.0.0.72827567mlrvdm&amp;algo_pvid=8f62d5bf-7d85-4a18-925c-f23c432b0ef0&amp;algo_expid=8f62d5bf-7d85-4a18-925c-f23c432b0ef0-11&amp;btsid=0ab6fb8815874830076894035eb7f5&amp;ws_ab_test=searchweb0_0,searchweb201602_,searchweb201603</text:a></text:span><text:span text:style-name="T1">_</text:span>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4" calcext:value-type="float">
            <text:p>4</text:p>
          </table:table-cell>
          <table:table-cell table:formula="of:=[.D10]*[.E10]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Q1-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https://www.digikey.com/product-detail/en/nexperia-usa-inc/2N7002NXAKR/1727-8643-1-ND/10416560</text:p>
          </table:table-cell>
          <table:table-cell office:value-type="currency" office:currency="USD" office:value="0.0319" calcext:value-type="currency">
            <text:p>$0.03</text:p>
          </table:table-cell>
          <table:table-cell office:value-type="float" office:value="4" calcext:value-type="float">
            <text:p>4</text:p>
          </table:table-cell>
          <table:table-cell table:formula="of:=[.D11]*[.E11]" office:value-type="currency" office:currency="USD" office:value="0.1276" calcext:value-type="currency">
            <text:p>$0.13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https://www.digikey.com/product-detail/en/yageo/RC0603FR-074K7L/311-4.70KHRCT-ND/730159</text:p>
          </table:table-cell>
          <table:table-cell office:value-type="currency" office:currency="USD" office:value="0.0094" calcext:value-type="currency">
            <text:p>$0.01</text:p>
          </table:table-cell>
          <table:table-cell office:value-type="float" office:value="2" calcext:value-type="float">
            <text:p>2</text:p>
          </table:table-cell>
          <table:table-cell table:formula="of:=[.D12]*[.E12]" office:value-type="currency" office:currency="USD" office:value="0.0188" calcext:value-type="currency">
            <text:p>$0.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product-detail/en/yageo/RC0603JR-0710KL/311-10KGRCT-ND/729647</text:p>
          </table:table-cell>
          <table:table-cell office:value-type="currency" office:currency="USD" office:value="0.0077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currency" office:currency="USD" office:value="0.0077" calcext:value-type="currency">
            <text:p>$0.01</text:p>
          </table:table-cell>
        </table:table-row>
        <table:table-row table:style-name="ro1">
          <table:table-cell office:value-type="string" calcext:value-type="string">
            <text:p>R6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product-detail/en/yageo/RC0603FR-0710KL/311-10-0KHRCT-ND/729827</text:p>
          </table:table-cell>
          <table:table-cell office:value-type="currency" office:currency="USD" office:value="0.0094" calcext:value-type="currency">
            <text:p>$0.01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currency" office:currency="USD" office:value="0.0188" calcext:value-type="currency">
            <text:p>$0.02</text:p>
          </table:table-cell>
        </table:table-row>
        <table:table-row table:style-name="ro1">
          <table:table-cell office:value-type="string" calcext:value-type="string">
            <text:p>R4, R5, R7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product-detail/en/stackpole-electronics-inc/RMCF0603FT100K/RMCF0603FT100KCT-ND/1943118</text:p>
          </table:table-cell>
          <table:table-cell office:value-type="currency" office:currency="USD" office:value="0.0065" calcext:value-type="currency">
            <text:p>$0.01</text:p>
          </table:table-cell>
          <table:table-cell office:value-type="float" office:value="4" calcext:value-type="float">
            <text:p>4</text:p>
          </table:table-cell>
          <table:table-cell table:formula="of:=[.D15]*[.E15]" office:value-type="currency" office:currency="USD" office:value="0.026" calcext:value-type="currency">
            <text:p>$0.03</text:p>
          </table:table-cell>
        </table:table-row>
        <table:table-row table:style-name="ro1">
          <table:table-cell office:value-type="string" calcext:value-type="string">
            <text:p>R10, 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product-detail/en/stackpole-electronics-inc/RMCF0603FT100K/RMCF0603FT100KCT-ND/1943118</text:p>
          </table:table-cell>
          <table:table-cell office:value-type="currency" office:currency="USD" office:value="0.0065" calcext:value-type="currency">
            <text:p>$0.01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currency" office:currency="USD" office:value="0.013" calcext:value-type="currency">
            <text:p>$0.01</text:p>
          </table:table-cell>
        </table:table-row>
        <table:table-row table:style-name="ro1">
          <table:table-cell office:value-type="string" calcext:value-type="string">
            <text:p>R12-R1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https://www.digikey.com/product-detail/en/te-connectivity-passive-product/CRGCQ0603F33R/A129670CT-ND/8577502</text:p>
          </table:table-cell>
          <table:table-cell office:value-type="currency" office:currency="USD" office:value="0.012" calcext:value-type="currency">
            <text:p>$0.01</text:p>
          </table:table-cell>
          <table:table-cell office:value-type="float" office:value="3" calcext:value-type="float">
            <text:p>3</text:p>
          </table:table-cell>
          <table:table-cell table:formula="of:=[.D17]*[.E17]" office:value-type="currency" office:currency="USD" office:value="0.036" calcext:value-type="currency">
            <text:p>$0.04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https://www.digikey.com/product-detail/en/te-connectivity-passive-product/CRGCQ0603J1K5/A130092CT-ND/8577924</text:p>
          </table:table-cell>
          <table:table-cell office:value-type="currency" office:currency="USD" office:value="0.0086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currency" office:currency="USD" office:value="0.0086" calcext:value-type="currency">
            <text:p>$0.01</text:p>
          </table:table-cell>
        </table:table-row>
        <table:table-row table:style-name="ro1">
          <table:table-cell office:value-type="string" calcext:value-type="string">
            <text:p>R16-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https://www.digikey.com/product-detail/en/yageo/RC0603JR-074K7L/311-4-7KGRCT-ND/729732</text:p>
          </table:table-cell>
          <table:table-cell office:value-type="currency" office:currency="USD" office:value="0.0077" calcext:value-type="currency">
            <text:p>$0.01</text:p>
          </table:table-cell>
          <table:table-cell office:value-type="float" office:value="8" calcext:value-type="float">
            <text:p>8</text:p>
          </table:table-cell>
          <table:table-cell table:formula="of:=[.D19]*[.E19]" office:value-type="currency" office:currency="USD" office:value="0.0616" calcext:value-type="currency">
            <text:p>$0.06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S3A5018PWR</text:p>
          </table:table-cell>
          <table:table-cell office:value-type="string" calcext:value-type="string">
            <text:p>https://www.digikey.com/product-detail/en/texas-instruments/TS3A5018PWR/296-17612-1-ND/705743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D20]*[.E20]" office:value-type="currency" office:currency="USD" office:value="0.94" calcext:value-type="currency">
            <text:p>$0.9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2-xSN</text:p>
          </table:table-cell>
          <table:table-cell office:value-type="string" calcext:value-type="string">
            <text:p>https://www.digikey.com/product-detail/en/microchip-technology/MCP6002T-I-SN/MCP6002T-I-SNCT-ND/4307905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TM32F070F6Px</text:p>
          </table:table-cell>
          <table:table-cell office:value-type="string" calcext:value-type="string">
            <text:p>https://www.digikey.com/product-detail/en/stmicroelectronics/STM32F070F6P6TR/497-17354-1-ND/8024125</text:p>
          </table:table-cell>
          <table:table-cell office:value-type="currency" office:currency="USD" office:value="1.0322" calcext:value-type="currency">
            <text:p>$1.03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USD" office:value="1.0322" calcext:value-type="currency">
            <text:p>$1.03</text:p>
          </table:table-cell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MIC5504-3.3YM5</text:p>
          </table:table-cell>
          <table:table-cell office:value-type="string" calcext:value-type="string">
            <text:p>https://www.digikey.com/product-detail/en/microchip-technology/MIC5504-3-3YM5-TR/576-4764-1-ND/4864028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D23]*[.E23]"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NUF2221W6</text:p>
          </table:table-cell>
          <table:table-cell office:value-type="string" calcext:value-type="string">
            <text:p>https://www.digikey.com/product-detail/en/on-semiconductor/NUF2221W1T2G/NUF2221W1T2GOSCT-ND/720929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https://www.digikey.com/product-detail/en/jauch-quartz/J49SMH-F-G-G-K-8M0/1908-J49SMH-F-G-G-K-8M0CT-ND/10416298</text:p>
          </table:table-cell>
          <table:table-cell office:value-type="currency" office:currency="USD" office:value="0.1587" calcext:value-type="currency">
            <text:p>$0.16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USD" office:value="0.1587" calcext:value-type="currency">
            <text:p>$0.1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rand total cost</text:p>
          </table:table-cell>
          <table:table-cell table:style-name="ce1" table:formula="of:=SUM([.F$1:.F$1048576])" office:value-type="currency" office:currency="USD" office:value="8.224" calcext:value-type="currency">
            <text:p>$8.22</text:p>
          </table:table-cell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8:24:13.27178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2:05:43.515699339</meta:creation-date>
    <dc:date>2020-04-21T18:36:23.873627074</dc:date>
    <meta:editing-duration>PT14M12S</meta:editing-duration>
    <meta:editing-cycles>5</meta:editing-cycles>
    <meta:generator>LibreOffice/6.0.7.3$Linux_X86_64 LibreOffice_project/00m0$Build-3</meta:generator>
    <meta:document-statistic meta:table-count="1" meta:cell-count="146" meta:object-count="0"/>
  </office:meta>
</office:document-meta>
</file>